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804553178442824405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748091031976156329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30712341361811898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5T11:22:15.78</dc:date>
    <dc:creator>James Lombardi</dc:creator>
    <meta:editing-duration>PT17H20M45S</meta:editing-duration>
    <meta:editing-cycles>86</meta:editing-cycles>
    <meta:document-statistic meta:table-count="0" meta:image-count="0" meta:object-count="0" meta:page-count="10" meta:paragraph-count="301" meta:word-count="3253" meta:character-count="16415"/>
  </office:meta>
</office:document-meta>
</file>